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hree2-title">
      <style:graphic-properties fo:min-height="2.791cm"/>
    </style:style>
    <style:style style:name="pr2" style:family="presentation" style:parent-style-name="vihree2-outline1">
      <style:graphic-properties fo:min-height="11.665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fo:min-height="2.755cm"/>
    </style:style>
    <style:style style:name="pr5" style:family="presentation" style:parent-style-name="vihree2-outline1">
      <style:graphic-properties fo:min-height="11.629cm"/>
    </style:style>
    <style:style style:name="pr6" style:family="presentation" style:parent-style-name="vihree2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end" text:enable-numbering="fals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text:enable-numbering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super 58%" fo:font-size="16pt" style:font-size-asian="16pt" style:font-size-complex="16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4.299cm" svg:height="2.791cm" svg:x="1.254cm" svg:y="0.53cm" presentation:class="title" presentation:user-transformed="true">
          <draw:text-box>
            <text:p text:style-name="P1">SEGP Group 1</text:p>
          </draw:text-box>
        </draw:frame>
        <draw:frame presentation:style-name="pr2" draw:text-style-name="P5" draw:layer="layout" svg:width="24.299cm" svg:height="11.665cm" svg:x="1.35cm" svg:y="4.212cm" presentation:class="outline" presentation:user-transformed="tru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MILESTONE 2 – Tickets #138 &amp; #146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4"><text:span text:style-name="T1">5</text:span><text:span text:style-name="T2">th</text:span><text:span text:style-name="T1"> May 2008</text:span></text:p>
              </text:list-item>
            </text:list>
            <text:list text:style-name="L2">
              <text:list-item>
                <text:p text:style-name="P4"><text:span text:style-name="T1">AE/FL/GS/X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2.755cm" svg:x="1.254cm" svg:y="0.548cm" presentation:class="title">
          <draw:text-box>
            <text:p text:style-name="P1">SEGP Group 1</text:p>
          </draw:text-box>
        </draw:frame>
        <draw:frame presentation:style-name="pr5" draw:text-style-name="P8" draw:layer="layout" svg:width="24.299cm" svg:height="12.147cm" svg:x="1.35cm" svg:y="4.212cm" presentation:class="outline" presentation:user-transformed="true">
          <draw:text-box>
            <text:list text:style-name="L2">
              <text:list-item>
                <text:p text:style-name="P2"><text:span text:style-name="T3">Ticket #138</text:span> </text:p>
              </text:list-item>
            </text:list>
            <text:list text:style-name="L2">
              <text:list-item>
                <text:p text:style-name="P3"><text:span text:style-name="T4">Radial and Treemap views when combined with filters have very long running queries</text:span>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7">Treemap view not applicable</text:p>
              </text:list-item>
            </text:list>
            <text:list text:style-name="L2">
              <text:list-item>
                <text:p text:style-name="P7">Existing optimisation (r100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2.755cm" svg:x="1.254cm" svg:y="0.548cm" presentation:class="title">
          <draw:text-box>
            <text:p text:style-name="P1">SEGP Group 1</text:p>
          </draw:text-box>
        </draw:frame>
        <draw:frame presentation:style-name="pr5" draw:text-style-name="P8" draw:layer="layout" svg:width="24.299cm" svg:height="12.05cm" svg:x="1.35cm" svg:y="4.212cm" presentation:class="outline" presentation:user-transformed="true">
          <draw:text-box>
            <text:list text:style-name="L2">
              <text:list-item>
                <text:p text:style-name="P2"><text:span text:style-name="T3">Ticket #146</text:span> </text:p>
              </text:list-item>
            </text:list>
            <text:list text:style-name="L2">
              <text:list-item>
                <text:p text:style-name="P3"><text:span text:style-name="T4">Run daemon_test.rb continuously on trunk code</text:span>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7">Additional testing stage for developers</text:p>
              </text:list-item>
            </text:list>
            <text:list text:style-name="L2">
              <text:list-item>
                <text:p text:style-name="P7">Resource requirements to determine installation o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2.755cm" svg:x="1.254cm" svg:y="0.548cm" presentation:class="title">
          <draw:text-box>
            <text:p text:style-name="P1">SEGP Group 1</text:p>
          </draw:text-box>
        </draw:frame>
        <draw:frame presentation:style-name="pr5" draw:text-style-name="P8" draw:layer="layout" svg:width="24.299cm" svg:height="11.629cm" svg:x="1.35cm" svg:y="4.212cm" presentation:class="outline">
          <draw:text-box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3">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vihree_25_20tähti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vihree2-title">
      <style:graphic-properties draw:fill-color="#ffffff" draw:auto-grow-height="false" fo:min-height="3.507cm"/>
    </style:style>
    <style:style style:name="pr2" style:family="presentation" style:parent-style-name="vihree2-outline1">
      <style:graphic-properties draw:fill-color="#ffffff" draw:auto-grow-height="false" fo:min-height="13.86cm"/>
    </style:style>
    <style:style style:name="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T3" style:family="text">
      <style:text-properties fo:color="#2e3436" fo:font-size="20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3.959cm" svg:x="2.97cm" svg:y="4.264cm" draw:page-number="1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vihree2" style:page-layout-name="PM1" draw:style-name="dp1">
      <draw:frame presentation:style-name="pr1" draw:text-style-name="P3" draw:layer="backgroundobjects" svg:width="24.299cm" svg:height="3.005cm" svg:x="1.254cm" svg:y="0.423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4.299cm" svg:height="11.879cm" svg:x="1.35cm" svg:y="4.212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29cm" svg:height="0.857cm" svg:x="1.424cm" svg:y="17.142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558cm" svg:height="0.857cm" svg:x="9.281cm" svg:y="17.14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1.446cm" svg:height="1.241cm" svg:x="24.589cm" svg:y="16.714cm" presentation:class="page-number">
        <draw:text-box>
          <text:p text:style-name="P14"><text:span text:style-name="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ilimoni Lutunaika</meta:initial-creator>
    <meta:creation-date>2008-05-05T03:12:25</meta:creation-date>
    <dc:creator>Filimoni Lutunaika</dc:creator>
    <dc:date>2008-05-05T03:35:41</dc:date>
    <meta:editing-cycles>10</meta:editing-cycles>
    <meta:editing-duration>PT23M41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